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ola Amig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Tahom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Tahoma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osé M Martinez</meta:initial-creator>
    <meta:creation-date>2015-09-18T16:13:40.89</meta:creation-date>
    <dc:date>2015-09-18T16:16:13.64</dc:date>
    <dc:creator>José M Martinez</dc:creator>
    <meta:editing-duration>PT00H02M33S</meta:editing-duration>
    <meta:editing-cycles>2</meta:editing-cycles>
    <meta:generator>OpenOffice.org/3.1$Win32 OpenOffice.org_project/310m11$Build-9399</meta:generator>
    <meta:document-statistic meta:table-count="0" meta:image-count="0" meta:object-count="0" meta:page-count="1" meta:paragraph-count="1" meta:word-count="2" meta:character-count="11"/>
    <meta:user-defined meta:name="Info 1">http://127.0.0.1:8069</meta:user-defined>
    <meta:user-defined meta:name="Info 2">admin</meta:user-defined>
    <meta:user-defined meta:name="Info 3">955</meta:user-defined>
    <meta:user-defined meta:name="Info 4">sale.order</meta:user-defined>
  </office:meta>
</office:document-meta>
</file>